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text:p text:style-name="P1"><text:span text:style-name="T1">(SL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6cm">
          <text:p text:style-name="P1"><text:span text:style-name="T1">Geo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3cm" svg:y="4.4cm">
          <text:p text:style-name="P1"><text:span text:style-name="T1">Map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6cm" svg:y="4.4cm">
          <text:p text:style-name="P1"><text:span text:style-name="T1">P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3.8cm" svg:y="4.4cm">
          <text:p text:style-name="P1"><text:span text:style-name="T1">JPE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2cm">
          <text:p text:style-name="P1"><text:span text:style-name="T1">Hexagon</text:span></text:p>
          <text:p text:style-name="P1"><text:span text:style-name="T1">Luciad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1.9cm">
          <text:p text:style-name="P1"><text:span text:style-name="T1">xyz2og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2-01T16:20:38.212752067</dc:date>
    <meta:editing-duration>PT3H48M24S</meta:editing-duration>
    <meta:editing-cycles>139</meta:editing-cycles>
    <meta:document-statistic meta:object-count="54"/>
  </office:meta>
</office:document-meta>
</file>